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dab7" officeooo:paragraph-rsid="0000dab7"/>
    </style:style>
    <style:style style:name="P2" style:family="paragraph" style:parent-style-name="Standard">
      <style:paragraph-properties fo:text-align="start" style:justify-single-word="false"/>
      <style:text-properties officeooo:rsid="0000dab7" officeooo:paragraph-rsid="0000dab7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dab7" officeooo:paragraph-rsid="0000dab7"/>
    </style:style>
    <style:style style:name="P4" style:family="paragraph" style:parent-style-name="Standard">
      <style:paragraph-properties fo:text-align="start" style:justify-single-word="false"/>
      <style:text-properties officeooo:rsid="0001857a" officeooo:paragraph-rsid="0001857a"/>
    </style:style>
    <style:style style:name="P5" style:family="paragraph" style:parent-style-name="Standard">
      <style:paragraph-properties fo:text-align="start" style:justify-single-word="false"/>
      <style:text-properties officeooo:rsid="00031d75" officeooo:paragraph-rsid="00031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Artificial Intelligence </text:p>
      <text:p text:style-name="P3">CMT 440</text:p>
      <text:p text:style-name="P1"/>
      <text:p text:style-name="P4">Branches if AI </text:p>
      <text:p text:style-name="P4">i)Machine Learning </text:p>
      <text:p text:style-name="P4">ii) Expert Systems</text:p>
      <text:p text:style-name="P4">iii) Computer Visuals</text:p>
      <text:p text:style-name="P4"/>
      <text:p text:style-name="P5">Intro Ml</text:p>
      <text:p text:style-name="P5">The ease available of high performance computing has increased the demand for developers with ml skill</text:p>
      <text:p text:style-name="P5">The developers <text:s/>now take advantage of these in creating new ml models </text:p>
      <text:p text:style-name="P5"><text:s/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4:14:40.028756134</meta:creation-date>
    <dc:date>2021-01-18T15:21:49.661578719</dc:date>
    <meta:editing-duration>PT23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6" meta:character-count="294" meta:non-whitespace-character-count="251"/>
  </office:meta>
</office:document-meta>
</file>